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7.13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12.799cm"/>
    </style:style>
    <style:style style:name="co9" style:family="table-column">
      <style:table-column-properties fo:break-before="auto" style:column-width="5.283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14.351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12.689cm"/>
    </style:style>
    <style:style style:name="co17" style:family="table-column">
      <style:table-column-properties fo:break-before="auto" style:column-width="19.607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3.194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19.281cm"/>
    </style:style>
    <style:style style:name="co26" style:family="table-column">
      <style:table-column-properties fo:break-before="auto" style:column-width="5.554cm"/>
    </style:style>
    <style:style style:name="co27" style:family="table-column">
      <style:table-column-properties fo:break-before="auto" style:column-width="4.493cm"/>
    </style:style>
    <style:style style:name="co28" style:family="table-column">
      <style:table-column-properties fo:break-before="auto" style:column-width="3.24cm"/>
    </style:style>
    <style:style style:name="co29" style:family="table-column">
      <style:table-column-properties fo:break-before="auto" style:column-width="4.276cm"/>
    </style:style>
    <style:style style:name="co30" style:family="table-column">
      <style:table-column-properties fo:break-before="auto" style:column-width="3.676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4.547cm"/>
    </style:style>
    <style:style style:name="co33" style:family="table-column">
      <style:table-column-properties fo:break-before="auto" style:column-width="2.967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357cm"/>
    </style:style>
    <style:style style:name="co36" style:family="table-column">
      <style:table-column-properties fo:break-before="auto" style:column-width="5.038cm"/>
    </style:style>
    <style:style style:name="co37" style:family="table-column">
      <style:table-column-properties fo:break-before="auto" style:column-width="4.438cm"/>
    </style:style>
    <style:style style:name="co38" style:family="table-column">
      <style:table-column-properties fo:break-before="auto" style:column-width="3.403cm"/>
    </style:style>
    <style:style style:name="co39" style:family="table-column">
      <style:table-column-properties fo:break-before="auto" style:column-width="5.392cm"/>
    </style:style>
    <style:style style:name="co40" style:family="table-column">
      <style:table-column-properties fo:break-before="auto" style:column-width="3.838cm"/>
    </style:style>
    <style:style style:name="co41" style:family="table-column">
      <style:table-column-properties fo:break-before="auto" style:column-width="4.657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3.4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9"/>
        <table:table-column table:style-name="co1" table:default-cell-style-name="ce18"/>
        <table:table-column table:style-name="co9" table:default-cell-style-name="ce18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éfono</text:p>
          </table:table-cell>
          <table:table-cell table:style-name="ce22" office:value-type="string" calcext:value-type="string">
            <text:p>Image</text:p>
          </table:table-cell>
          <table:table-cell table:style-name="ce22" office:value-type="string" calcext:value-type="string">
            <text:p>Image_url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/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/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/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/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/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/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/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/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/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/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/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/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/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/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/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/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/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/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lmerón</text:p>
          </table:table-cell>
          <table:table-cell/>
          <table:table-cell office:value-type="string" calcext:value-type="string">
            <text:p><text:a xlink:href="mailto:lusalmon@outlook.es" xlink:type="simple">lusalmon@outlook.es</text:a></text:p>
          </table:table-cell>
          <table:table-cell table:number-columns-repeated="2"/>
          <table:table-cell office:value-type="string" calcext:value-type="string">
            <text:p>https://w0.peakpx.com/wallpaper/908/997/HD-wallpaper-one-piece-luffy-thumbnail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meUi99s</text:p>
          </table:table-cell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10" table:default-cell-style-name="ce28"/>
        <table:table-column table:style-name="co11" table:default-cell-style-name="ce1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5" table:default-cell-style-name="ce18"/>
        <table:table-column table:style-name="co16" table:default-cell-style-name="ce18"/>
        <table:table-column table:style-name="co17" table:default-cell-style-name="ce28"/>
        <table:table-column table:style-name="co18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Image_URL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/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/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/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/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/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/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/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/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/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/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/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/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/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/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/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/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/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/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/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/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/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/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/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/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/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/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/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/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/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/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/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/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/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/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3" table:number-columns-repeated="1012"/>
        </table:table-row>
        <table:table-row table:style-name="ro2">
          <table:table-cell table:style-name="ce18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Mi viaje a París</text:p>
          </table:table-cell>
          <table:table-cell table:style-name="ce18" office:value-type="string" calcext:value-type="string">
            <text:p>Paraiso infantil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media.disneylandparis.com/d4th/es-es/images/n037009_2029mar16_world_30-anniversary-fireworks-castle_16-9_tcm797-233244.jpg?w=1960" xlink:type="simple">https://media.disneylandparis.com/d4th/es-es/images/n037009_2029mar16_world_30-anniversary-fireworks-castle_16-9_tcm797-233244.jpg?w=1960</text:a></text:p>
          </table:table-cell>
          <table:table-cell table:style-name="ce18" office:value-type="string" calcext:value-type="string">
            <text:p>&lt;p&gt; Este es el primer viaje que cuento por aquí, así que espero que os guste. Voy a contaros mi experiencia en mi visita a la ciudad de París.&lt;/p&gt;&lt;p&gt;Fui a París con mis padres cuando era pequeño, es una experiencia que nunca olvidaré y que yo creo que toda familia debe realizar, en especial por los niños, es uno de los viajes que todos soñamos desde pequeños.&lt;/p&gt;&lt;p&gt;Entrando ya más en detalle, tengo el recuerdo de la ciudad de París como imágenes rápidas pero increíbles como la catedral de Notre Dame o la Torre Eiffel, esto al fin y al cabo son algunas de las visitas obligadas de esta ciudad y mi familia aprovechó para hacerlas. Pero sin ninguna duda lo mejor fue Disneyland.&lt;/p&gt;&lt;p&gt;Qué decir de Disneyland, este paraíso donde conoces a tus personajes favoritos y puedes hacerte fotos con ellos, es sin duda mi mejor recuerdo de París, esa famosa foto que todos queríamos hacernos con el pato Donald.&lt;/p&gt;&lt;p&gt;Sin enrollarme mucho más considero que es una viaje muy recomendado y espero poder repetirlo en un futuro y esta vez sí admirar la ciudad y no solo Disneyland.&lt;/p&gt;</text:p>
          </table:table-cell>
          <table:table-cell table:style-name="ce18" office:value-type="string" calcext:value-type="string">
            <text:p>Europa</text:p>
          </table:table-cell>
          <table:table-cell table:style-name="ce18"/>
          <table:table-cell table:style-name="ce33" table:number-columns-repeated="1012"/>
        </table:table-row>
        <table:table-row table:style-name="ro2" table:number-rows-repeated="19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ncuestas" table:style-name="ta1">
        <table:table-column table:style-name="co1" table:default-cell-style-name="ce18"/>
        <table:table-column table:style-name="co23" table:default-cell-style-name="ce18"/>
        <table:table-column table:style-name="co24" table:default-cell-style-name="ce18"/>
        <table:table-column table:style-name="co21" table:default-cell-style-name="ce18"/>
        <table:table-column table:style-name="co1" table:default-cell-style-name="ce18"/>
        <table:table-column table:style-name="co25" table:default-cell-style-name="ce18"/>
        <table:table-column table:style-name="co26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Usuario</text:p>
          </table:table-cell>
          <table:table-cell table:style-name="ce40" office:value-type="string" calcext:value-type="string">
            <text:p>Resultados</text:p>
          </table:table-cell>
          <table:table-cell table:style-name="ce40" office:value-type="string" calcext:value-type="string">
            <text:p>Búsquedas</text:p>
          </table:table-cell>
          <table:table-cell table:style-name="ce40" office:value-type="string" calcext:value-type="string">
            <text:p>Zytrip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Created_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11-06 11:45:05 UT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 pierde un poco el sistema de búsquedas, me gustaría que fuese más intuitivo</text:p>
          </table:table-cell>
          <table:table-cell table:style-name="ce30" office:value-type="string" calcext:value-type="string">
            <text:p>2022-09-07 11:45:05 U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el nuevo formulario de búsqueda para ayudarte a encontrar tu viaje ideal</text:p>
          </table:table-cell>
          <table:table-cell table:style-name="ce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nto que he perdido el tiempo, necesitas registrarte para que te saque resultados con un mínimo de sentido y ni aun así me convencen esas recomendaciones, esperaba mucho más</text:p>
          </table:table-cell>
          <table:table-cell table:style-name="ce30" office:value-type="string" calcext:value-type="string">
            <text:p>2022-09-08 11:45:05 UT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iendo que es la primera versión y tiene errores, pero las búsquedas devuelven siempre lo mismo</text:p>
          </table:table-cell>
          <table:table-cell table:style-name="ce30" office:value-type="string" calcext:value-type="string">
            <text:p>2022-07-02 11:45:05 UT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 ha solucionado el problema que comenté, me gusta mucho la nueva versión</text:p>
          </table:table-cell>
          <table:table-cell table:style-name="ce30" office:value-type="string" calcext:value-type="string">
            <text:p>2022-09-15 11:45:05 UT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zytrip, espero ver futuras versiones con nuevas secciones ya que sois muy creativos :)</text:p>
          </table:table-cell>
          <table:table-cell table:style-name="ce3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unos resultados de las recomendaciones no me terminan de convencer, espero lo mejoren para futuras versiones</text:p>
          </table:table-cell>
          <table:table-cell table:style-name="ce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0" office:value-type="string" calcext:value-type="string">
            <text:p>2022-08-22 11:45:05 UT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aba buscando un recomendador como este para mis salidas, muchas gracias</text:p>
          </table:table-cell>
          <table:table-cell table:style-name="ce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 recomendador, lo único me gustaría que se mejorase el sistema de búsquedas ya que me pierdo un poco entre los formularios</text:p>
          </table:table-cell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2022-08-11 11:45:05 UT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contento en general, pero el proceso de añadir yo mi propio viaje se hace un poco pesado, me gustaría pedir que se amenizase un poco</text:p>
          </table:table-cell>
          <table:table-cell table:style-name="ce30" office:value-type="string" calcext:value-type="string">
            <text:p>2022-08-17 11:45:05 UT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e visto la nueva versión y agradezco los cambios realizados en el apartado de cuenta tu experiencia</text:p>
          </table:table-cell>
          <table:table-cell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eferencias" table:style-name="ta1">
        <table:table-column table:style-name="co27" table:default-cell-style-name="ce37"/>
        <table:table-column table:style-name="co28" table:default-cell-style-name="ce37"/>
        <table:table-column table:style-name="co24" table:default-cell-style-name="ce37"/>
        <table:table-column table:style-name="co29" table:default-cell-style-name="ce37"/>
        <table:table-column table:style-name="co30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 table:number-rows-repeated="2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31" table:default-cell-style-name="ce18"/>
        <table:table-column table:style-name="co35" table:default-cell-style-name="ce18"/>
        <table:table-column table:style-name="co36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7" table:default-cell-style-name="ce19"/>
        <table:table-column table:style-name="co1" table:default-cell-style-name="ce19"/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41" table:default-cell-style-name="ce18"/>
        <table:table-column table:style-name="co40" table:default-cell-style-name="ce18"/>
        <table:table-column table:style-name="co42" table:default-cell-style-name="ce18"/>
        <table:table-column table:style-name="co21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43" table:default-cell-style-name="ce18"/>
        <table:table-column table:style-name="co28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1:48:38.7407492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11T12:27:02.665205704</dc:date>
    <meta:editing-duration>PT12H23M42S</meta:editing-duration>
    <meta:editing-cycles>167</meta:editing-cycles>
    <meta:generator>LibreOffice/6.4.7.2$Linux_X86_64 LibreOffice_project/40$Build-2</meta:generator>
    <meta:document-statistic meta:table-count="9" meta:cell-count="1846" meta:object-count="0"/>
  </office:meta>
</office:document-meta>
</file>